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Text_20_body">
      <style:text-properties style:font-name="Cambria" fo:language="ru" fo:country="RU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4" style:family="text">
      <style:text-properties fo:language="ru" fo:country="RU" style:font-name-asian="Times New Roman2" style:font-name-complex="Times New Roman2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53.png" xlink:type="simple" xlink:show="embed" xlink:actuate="onLoad"/></draw:frame></text:p>
          </table:table-cell>
          <table:table-cell table:style-name="Table1.B1" office:value-type="string">
            <text:h text:style-name="P11" text:outline-level="1">Гиперболический тангенс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10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5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4.856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5"><text:span text:style-name="T3">Свойства</text:span><text:span text:style-name="T4">:</text:span></text:p>
            <text:list xml:id="list1774019989561872886" text:style-name="L1">
              <text:list-item>
                <text:p text:style-name="P7"><text:span text:style-name="T9">Амплитуда – коэффициент</text:span><text:span text:style-name="T9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9">.</text:span></text:p>
              </text:list-item>
              <text:list-item>
                <text:p text:style-name="P7"><text:span text:style-name="T9">Частота – коэффициент</text:span><text:span text:style-name="T9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9">.</text:span></text:p>
              </text:list-item>
              <text:list-item>
                <text:p text:style-name="P7"><text:span text:style-name="T4">Фаза</text:span><text:span text:style-name="T9"> – коэффициент</text:span><text:span text:style-name="T9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9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7">Примечани</text:span><text:span text:style-name="T2">я</text:span>:</text:p>
            <text:list xml:id="list931439726977594212" text:style-name="L2">
              <text:list-item>
                <text:p text:style-name="P8">По умолчанию данный блок реализует гиперболическое тангенциальное<text:span text:style-name="T1"> </text:span>преобразование входного <text:span text:style-name="T8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9"><text:span text:style-name="T10">Именованные свойства </text:span><text:span text:style-name="T6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5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тангенс</dc:title>
    <dc:date>2016-04-07T14:49:40.84</dc:date>
    <meta:generator>OpenOffice/4.1.1$Win32 OpenOffice.org_project/411m6$Build-9775</meta:generator>
    <meta:editing-duration>PT2H32M1S</meta:editing-duration>
    <meta:editing-cycles>148</meta:editing-cycles>
    <meta:document-statistic meta:table-count="1" meta:image-count="2" meta:object-count="7" meta:page-count="1" meta:paragraph-count="18" meta:word-count="119" meta:character-count="808"/>
    <dc:creator>ILYA KUBENSKIY</dc:creator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